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 table:number-rows-repeated="88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1">11.11.2024</text:date>, <text:time>19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17M46S</meta:editing-duration>
    <meta:editing-cycles>397</meta:editing-cycles>
    <meta:generator>OpenOffice/4.1.15$Win32 OpenOffice.org_project/4115m2$Build-9813</meta:generator>
    <dc:date>2024-11-11T19:41:58.07</dc:date>
    <dc:creator>Paweł Dimitriu</dc:creator>
    <meta:document-statistic meta:table-count="3" meta:cell-count="1504" meta:object-count="0"/>
    <meta:user-defined meta:name="Info 1"/>
    <meta:user-defined meta:name="Info 2"/>
    <meta:user-defined meta:name="Info 3"/>
    <meta:user-defined meta:name="Info 4"/>
  </office:meta>
</office:document-meta>
</file>